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7703" officeooo:paragraph-rsid="00077703" style:font-weight-asian="bold" style:font-weight-complex="bold"/>
    </style:style>
    <style:style style:name="P2" style:family="paragraph" style:parent-style-name="Standard">
      <style:paragraph-properties fo:text-align="justify" style:justify-single-word="false"/>
      <style:text-properties fo:language="en" fo:country="US" fo:font-weight="normal" officeooo:rsid="00077703" officeooo:paragraph-rsid="00077703" style:font-size-asian="10.5pt" style:font-weight-asian="normal" style:font-weight-complex="normal"/>
    </style:style>
    <style:style style:name="P3" style:family="paragraph" style:parent-style-name="Standard">
      <style:paragraph-properties fo:text-align="justify" style:justify-single-word="false"/>
      <style:text-properties fo:language="en" fo:country="US" fo:font-weight="normal" officeooo:rsid="00077703" officeooo:paragraph-rsid="0007d499" style:font-size-asian="10.5pt" style:font-weight-asian="normal" style:font-weight-complex="normal"/>
    </style:style>
    <style:style style:name="P4" style:family="paragraph" style:parent-style-name="Standard">
      <style:paragraph-properties fo:text-align="justify" style:justify-single-word="false"/>
      <style:text-properties fo:language="en" fo:country="US" fo:font-weight="normal" officeooo:rsid="00077703" officeooo:paragraph-rsid="0008edd9" style:font-size-asian="10.5pt" style:font-weight-asian="normal" style:font-weight-complex="normal"/>
    </style:style>
    <style:style style:name="P5" style:family="paragraph" style:parent-style-name="Standard">
      <style:paragraph-properties fo:text-align="justify" style:justify-single-word="false"/>
      <style:text-properties fo:language="en" fo:country="US" fo:font-weight="normal" officeooo:rsid="00077703" officeooo:paragraph-rsid="000fc027" style:font-size-asian="10.5pt" style:font-weight-asian="normal" style:font-weight-complex="normal"/>
    </style:style>
    <style:style style:name="P6" style:family="paragraph" style:parent-style-name="Standard">
      <style:paragraph-properties fo:text-align="justify" style:justify-single-word="false"/>
      <style:text-properties fo:language="en" fo:country="US" fo:font-weight="normal" officeooo:rsid="00077703" officeooo:paragraph-rsid="001524d6" style:font-size-asian="10.5pt" style:font-weight-asian="normal" style:font-weight-complex="normal"/>
    </style:style>
    <style:style style:name="P7" style:family="paragraph" style:parent-style-name="Standard">
      <style:paragraph-properties fo:text-align="justify" style:justify-single-word="false"/>
      <style:text-properties fo:language="en" fo:country="US" fo:font-weight="normal" officeooo:rsid="00077703" officeooo:paragraph-rsid="001c79bf" style:font-size-asian="10.5pt" style:font-weight-asian="normal" style:font-weight-complex="normal"/>
    </style:style>
    <style:style style:name="P8" style:family="paragraph" style:parent-style-name="Standard">
      <style:paragraph-properties fo:text-align="justify" style:justify-single-word="false"/>
      <style:text-properties fo:language="en" fo:country="US" fo:font-weight="normal" officeooo:rsid="00077703" officeooo:paragraph-rsid="001e6247" style:font-size-asian="10.5pt" style:font-weight-asian="normal" style:font-weight-complex="normal"/>
    </style:style>
    <style:style style:name="P9" style:family="paragraph" style:parent-style-name="Standard">
      <style:paragraph-properties fo:text-align="justify" style:justify-single-word="false"/>
      <style:text-properties fo:language="en" fo:country="US" fo:font-weight="normal" officeooo:rsid="00077703" officeooo:paragraph-rsid="002399e1" style:font-size-asian="10.5pt" style:font-weight-asian="normal" style:font-weight-complex="normal"/>
    </style:style>
    <style:style style:name="P10" style:family="paragraph" style:parent-style-name="Standard">
      <style:paragraph-properties fo:text-align="justify" style:justify-single-word="false"/>
      <style:text-properties fo:language="en" fo:country="US" fo:font-weight="normal" officeooo:rsid="001524d6" officeooo:paragraph-rsid="001524d6" style:font-size-asian="10.5pt" style:font-weight-asian="normal" style:font-weight-complex="normal"/>
    </style:style>
    <style:style style:name="P11" style:family="paragraph" style:parent-style-name="Standard">
      <style:paragraph-properties fo:text-align="justify" style:justify-single-word="false"/>
      <style:text-properties fo:language="en" fo:country="US" fo:font-weight="normal" officeooo:rsid="001c79bf" officeooo:paragraph-rsid="001c79bf" style:font-size-asian="10.5pt" style:font-weight-asian="normal" style:font-weight-complex="normal"/>
    </style:style>
    <style:style style:name="P12" style:family="paragraph" style:parent-style-name="Standard">
      <style:paragraph-properties fo:text-align="justify" style:justify-single-word="false"/>
      <style:text-properties fo:language="en" fo:country="US" fo:font-weight="normal" officeooo:paragraph-rsid="0007d499" style:font-size-asian="10.5pt"/>
    </style:style>
    <style:style style:name="P13" style:family="paragraph" style:parent-style-name="Standard">
      <loext:graphic-properties draw:fill="none"/>
      <style:paragraph-properties fo:margin-left="0.472in" fo:margin-right="0in" fo:text-align="justify" style:justify-single-word="false" fo:text-indent="-0.3154in" style:auto-text-indent="false" fo:background-color="transparent"/>
      <style:text-properties fo:language="en" fo:country="US" fo:font-weight="normal" officeooo:rsid="00077703" officeooo:paragraph-rsid="00077703" style:font-size-asian="10.5pt" style:font-weight-asian="normal" style:font-weight-complex="normal"/>
    </style:style>
    <style:style style:name="P14" style:family="paragraph" style:parent-style-name="Standard">
      <loext:graphic-properties draw:fill="none"/>
      <style:paragraph-properties fo:margin-left="0.472in" fo:margin-right="0in" fo:text-align="justify" style:justify-single-word="false" fo:text-indent="-0.3154in" style:auto-text-indent="false" fo:background-color="transparent"/>
      <style:text-properties fo:language="en" fo:country="US" fo:font-weight="normal" officeooo:rsid="00077703" officeooo:paragraph-rsid="0028e431" style:font-size-asian="10.5pt" style:font-weight-asian="normal" style:font-weight-complex="normal"/>
    </style:style>
    <style:style style:name="P15" style:family="paragraph" style:parent-style-name="Standard">
      <loext:graphic-properties draw:fill="none"/>
      <style:paragraph-properties fo:margin-left="0.472in" fo:margin-right="0in" fo:text-align="justify" style:justify-single-word="false" fo:text-indent="-0.3154in" style:auto-text-indent="false" fo:background-color="transparent"/>
      <style:text-properties fo:language="en" fo:country="US" fo:font-weight="normal" officeooo:rsid="00077703" officeooo:paragraph-rsid="0008edd9" style:font-size-asian="10.5pt" style:font-weight-asian="normal" style:font-weight-complex="normal"/>
    </style:style>
    <style:style style:name="P16" style:family="paragraph" style:parent-style-name="Standard" style:master-page-name="">
      <loext:graphic-properties draw:fill="none"/>
      <style:paragraph-properties fo:margin-left="0.472in" fo:margin-right="0in" fo:text-align="justify" style:justify-single-word="false" fo:text-indent="-0.3154in" style:auto-text-indent="false" style:page-number="auto" fo:background-color="transparent"/>
      <style:text-properties fo:language="en" fo:country="US" fo:font-weight="normal" officeooo:rsid="00077703" officeooo:paragraph-rsid="002f4ef3" style:font-size-asian="10.5pt" style:font-weight-asian="normal" style:font-weight-complex="normal"/>
    </style:style>
    <style:style style:name="P17" style:family="paragraph" style:parent-style-name="Standard" style:master-page-name="">
      <loext:graphic-properties draw:fill="none"/>
      <style:paragraph-properties fo:margin-left="0.9839in" fo:margin-right="0in" fo:text-align="justify" style:justify-single-word="false" fo:text-indent="0in" style:auto-text-indent="false" style:page-number="auto" fo:background-color="transparent"/>
      <style:text-properties fo:language="en" fo:country="US" fo:font-weight="normal" officeooo:rsid="00077703" officeooo:paragraph-rsid="00077703" style:font-size-asian="10.5pt" style:font-weight-asian="normal" style:font-weight-complex="normal"/>
    </style:style>
    <style:style style:name="P18" style:family="paragraph" style:parent-style-name="Standard" style:master-page-name="">
      <loext:graphic-properties draw:fill="none"/>
      <style:paragraph-properties fo:margin-left="0.9839in" fo:margin-right="0in" fo:text-align="justify" style:justify-single-word="false" fo:text-indent="0in" style:auto-text-indent="false" style:page-number="auto" fo:background-color="transparent"/>
      <style:text-properties fo:language="en" fo:country="US" fo:font-weight="normal" officeooo:rsid="00077703" officeooo:paragraph-rsid="0008edd9" style:font-size-asian="10.5pt" style:font-weight-asian="normal" style:font-weight-complex="normal"/>
    </style:style>
    <style:style style:name="P19" style:family="paragraph" style:parent-style-name="Standard" style:master-page-name="">
      <loext:graphic-properties draw:fill="none"/>
      <style:paragraph-properties fo:margin-left="0.9839in" fo:margin-right="0in" fo:text-align="justify" style:justify-single-word="false" fo:text-indent="0in" style:auto-text-indent="false" style:page-number="auto" fo:background-color="transparent"/>
      <style:text-properties fo:language="en" fo:country="US" fo:font-weight="normal" officeooo:rsid="00077703" officeooo:paragraph-rsid="0028e431" style:font-size-asian="10.5pt" style:font-weight-asian="normal" style:font-weight-complex="normal"/>
    </style:style>
    <style:style style:name="P20" style:family="paragraph" style:parent-style-name="Standard" style:master-page-name="">
      <loext:graphic-properties draw:fill="none"/>
      <style:paragraph-properties fo:margin-left="0.9839in" fo:margin-right="0in" fo:text-align="justify" style:justify-single-word="false" fo:text-indent="0in" style:auto-text-indent="false" style:page-number="auto" fo:background-color="transparent"/>
      <style:text-properties fo:font-weight="normal" officeooo:rsid="00077703" officeooo:paragraph-rsid="001c79bf" style:font-weight-asian="normal" style:font-weight-complex="normal"/>
    </style:style>
    <style:style style:name="P21" style:family="paragraph" style:parent-style-name="Standard">
      <loext:graphic-properties draw:fill="none"/>
      <style:paragraph-properties fo:margin-left="0.9839in" fo:margin-right="0in" fo:text-align="justify" style:justify-single-word="false" fo:text-indent="0in" style:auto-text-indent="false" fo:background-color="transparent"/>
      <style:text-properties fo:language="en" fo:country="US" fo:font-weight="normal" officeooo:rsid="00077703" officeooo:paragraph-rsid="001c79bf" style:font-size-asian="10.5pt" style:font-weight-asian="normal" style:font-weight-complex="normal"/>
    </style:style>
    <style:style style:name="P22" style:family="paragraph" style:parent-style-name="Standard">
      <loext:graphic-properties draw:fill="none"/>
      <style:paragraph-properties fo:margin-left="0.9839in" fo:margin-right="0in" fo:text-align="justify" style:justify-single-word="false" fo:text-indent="0in" style:auto-text-indent="false" fo:background-color="transparent"/>
      <style:text-properties fo:language="en" fo:country="US" fo:font-weight="normal" officeooo:rsid="00272eed" officeooo:paragraph-rsid="0028e431" style:font-size-asian="10.5pt" style:font-weight-asian="normal" style:font-weight-complex="normal"/>
    </style:style>
    <style:style style:name="P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127c1b" officeooo:paragraph-rsid="00127c1b" style:font-weight-asian="normal" style:font-weight-complex="normal"/>
    </style:style>
    <style:style style:name="P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127c1b" officeooo:paragraph-rsid="00154333" style:font-weight-asian="normal" style:font-weight-complex="normal"/>
    </style:style>
    <style:style style:name="P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077703" officeooo:paragraph-rsid="001c79bf" style:font-weight-asian="normal" style:font-weight-complex="normal"/>
    </style:style>
    <style:style style:name="P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25357e" officeooo:paragraph-rsid="0025357e" style:font-weight-asian="normal" style:font-weight-complex="normal"/>
    </style:style>
    <style:style style:name="P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154333" officeooo:paragraph-rsid="00154333" style:font-weight-asian="normal" style:font-weight-complex="normal"/>
    </style:style>
    <style:style style:name="P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2f4ef3" officeooo:paragraph-rsid="002f4ef3" style:font-weight-asian="normal" style:font-weight-complex="normal"/>
    </style:style>
    <style:style style:name="P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33d50e" officeooo:paragraph-rsid="0033d50e" style:font-weight-asian="normal" style:font-weight-complex="normal"/>
    </style:style>
    <style:style style:name="P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369ed8" officeooo:paragraph-rsid="00369ed8" style:font-weight-asian="normal" style:font-weight-complex="normal"/>
    </style:style>
    <style:style style:name="P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391c5f" officeooo:paragraph-rsid="00391c5f" style:font-weight-asian="normal" style:font-weight-complex="normal"/>
    </style:style>
    <style:style style:name="P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language="en" fo:country="US" fo:font-weight="normal" officeooo:rsid="001c79bf" officeooo:paragraph-rsid="001c79bf" style:font-size-asian="10.5pt" style:font-weight-asian="normal" style:font-weight-complex="normal"/>
    </style:style>
    <style:style style:name="P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language="en" fo:country="US" fo:font-weight="normal" officeooo:rsid="00077703" officeooo:paragraph-rsid="0028e431" style:font-size-asian="10.5pt" style:font-weight-asian="normal" style:font-weight-complex="normal"/>
    </style:style>
    <style:style style:name="P34" style:family="paragraph" style:parent-style-name="Standard">
      <loext:graphic-properties draw:fill="none"/>
      <style:paragraph-properties fo:margin-left="0.472in" fo:margin-right="0in" fo:text-align="justify" style:justify-single-word="false" fo:text-indent="0in" style:auto-text-indent="false" fo:background-color="transparent"/>
      <style:text-properties fo:language="en" fo:country="US" fo:font-weight="normal" officeooo:rsid="00077703" officeooo:paragraph-rsid="001efdf0" style:font-size-asian="10.5pt" style:font-weight-asian="normal" style:font-weight-complex="normal"/>
    </style:style>
    <style:style style:name="P35" style:family="paragraph" style:parent-style-name="Standard">
      <loext:graphic-properties draw:fill="none"/>
      <style:paragraph-properties fo:margin-left="0.472in" fo:margin-right="0in" fo:text-align="start" style:justify-single-word="false" fo:text-indent="0in" style:auto-text-indent="false" fo:background-color="transparent"/>
      <style:text-properties fo:font-weight="normal" officeooo:rsid="00391c5f" officeooo:paragraph-rsid="00391c5f" style:font-weight-asian="normal" style:font-weight-complex="normal"/>
    </style:style>
    <style:style style:name="P36" style:family="paragraph" style:parent-style-name="Standard" style:master-page-name="">
      <loext:graphic-properties draw:fill="none"/>
      <style:paragraph-properties fo:margin-left="0.472in" fo:margin-right="0in" fo:text-align="justify" style:justify-single-word="false" fo:text-indent="0in" style:auto-text-indent="false" style:page-number="auto" fo:background-color="transparent"/>
      <style:text-properties fo:language="en" fo:country="US" fo:font-weight="normal" officeooo:rsid="00077703" officeooo:paragraph-rsid="001efdf0" style:font-size-asian="10.5pt" style:font-weight-asian="normal" style:font-weight-complex="normal"/>
    </style:style>
    <style:style style:name="P37" style:family="paragraph" style:parent-style-name="Standard" style:master-page-name="">
      <loext:graphic-properties draw:fill="none"/>
      <style:paragraph-properties fo:margin-left="0.472in" fo:margin-right="0in" fo:text-align="start" style:justify-single-word="false" fo:text-indent="0in" style:auto-text-indent="false" style:page-number="auto" fo:background-color="transparent"/>
      <style:text-properties fo:font-weight="normal" officeooo:rsid="00391c5f" officeooo:paragraph-rsid="00391c5f" style:font-weight-asian="normal" style:font-weight-complex="normal"/>
    </style:style>
    <style:style style:name="P38" style:family="paragraph" style:parent-style-name="Standard" style:master-page-name="">
      <loext:graphic-properties draw:fill="none"/>
      <style:paragraph-properties fo:margin-left="1.4571in" fo:margin-right="0in" fo:text-align="justify" style:justify-single-word="false" fo:text-indent="0in" style:auto-text-indent="false" style:page-number="auto" fo:background-color="transparent"/>
      <style:text-properties fo:language="en" fo:country="US" fo:font-weight="normal" officeooo:rsid="00077703" officeooo:paragraph-rsid="001c79bf" style:font-size-asian="10.5pt" style:font-weight-asian="normal" style:font-weight-complex="normal"/>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language="en" fo:country="US" fo:font-weight="normal" officeooo:rsid="00077703" officeooo:paragraph-rsid="0041ae93" style:font-size-asian="10.5pt"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077703" officeooo:paragraph-rsid="004220cf" style:font-size-asian="10.5p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7d499" style:font-weight-asian="bold" style:font-weight-complex="bold"/>
    </style:style>
    <style:style style:name="T3" style:family="text">
      <style:text-properties fo:font-weight="bold" officeooo:rsid="0008edd9" style:font-weight-asian="bold" style:font-weight-complex="bold"/>
    </style:style>
    <style:style style:name="T4" style:family="text">
      <style:text-properties fo:font-weight="bold" officeooo:rsid="001c79bf" style:font-weight-asian="bold" style:font-weight-complex="bold"/>
    </style:style>
    <style:style style:name="T5" style:family="text">
      <style:text-properties fo:font-weight="bold" officeooo:rsid="001e6247" style:font-weight-asian="bold" style:font-weight-complex="bold"/>
    </style:style>
    <style:style style:name="T6" style:family="text">
      <style:text-properties fo:font-weight="bold" officeooo:rsid="0020bab4" style:font-weight-asian="bold" style:font-weight-complex="bold"/>
    </style:style>
    <style:style style:name="T7" style:family="text">
      <style:text-properties fo:font-weight="bold" officeooo:rsid="00369ed8" style:font-weight-asian="bold" style:font-weight-complex="bold"/>
    </style:style>
    <style:style style:name="T8" style:family="text">
      <style:text-properties fo:font-weight="bold" officeooo:rsid="0020bab4" fo:background-color="#ff3300" loext:char-shading-value="0" style:font-weight-asian="bold" style:font-weight-complex="bold"/>
    </style:style>
    <style:style style:name="T9" style:family="text">
      <style:text-properties officeooo:rsid="0007d499"/>
    </style:style>
    <style:style style:name="T10" style:family="text">
      <style:text-properties style:font-weight-asian="normal" style:font-weight-complex="normal"/>
    </style:style>
    <style:style style:name="T11" style:family="text">
      <style:text-properties officeooo:rsid="00077703"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369ed8" style:font-weight-asian="bold" style:font-weight-complex="bold"/>
    </style:style>
    <style:style style:name="T15" style:family="text">
      <style:text-properties style:text-underline-style="solid" style:text-underline-width="auto" style:text-underline-color="font-color" fo:font-weight="bold" officeooo:rsid="0041ae93" style:font-weight-asian="bold" style:font-weight-complex="bold"/>
    </style:style>
    <style:style style:name="T16" style:family="text">
      <style:text-properties style:text-underline-style="solid" style:text-underline-width="auto" style:text-underline-color="font-color" officeooo:rsid="0020bab4"/>
    </style:style>
    <style:style style:name="T17" style:family="text">
      <style:text-properties officeooo:rsid="0008edd9"/>
    </style:style>
    <style:style style:name="T18" style:family="text">
      <style:text-properties officeooo:rsid="000aceb3"/>
    </style:style>
    <style:style style:name="T19" style:family="text">
      <style:text-properties officeooo:rsid="000fc027"/>
    </style:style>
    <style:style style:name="T20" style:family="text">
      <style:text-properties officeooo:rsid="00139141"/>
    </style:style>
    <style:style style:name="T21" style:family="text">
      <style:text-properties officeooo:rsid="0013c7ee"/>
    </style:style>
    <style:style style:name="T22" style:family="text">
      <style:text-properties officeooo:rsid="001524d6"/>
    </style:style>
    <style:style style:name="T23" style:family="text">
      <style:text-properties officeooo:rsid="00154333"/>
    </style:style>
    <style:style style:name="T24" style:family="text">
      <style:text-properties officeooo:rsid="001c79bf"/>
    </style:style>
    <style:style style:name="T25" style:family="text">
      <style:text-properties officeooo:rsid="001e6247"/>
    </style:style>
    <style:style style:name="T26" style:family="text">
      <style:text-properties officeooo:rsid="001efdf0"/>
    </style:style>
    <style:style style:name="T27" style:family="text">
      <style:text-properties officeooo:rsid="0020bab4"/>
    </style:style>
    <style:style style:name="T28" style:family="text">
      <style:text-properties officeooo:rsid="002399e1"/>
    </style:style>
    <style:style style:name="T29" style:family="text">
      <style:text-properties officeooo:rsid="0020bab4" fo:background-color="#ff3300" loext:char-shading-value="0"/>
    </style:style>
    <style:style style:name="T30" style:family="text">
      <style:text-properties officeooo:rsid="002f4ef3" fo:background-color="#ff3300" loext:char-shading-value="0"/>
    </style:style>
    <style:style style:name="T31" style:family="text">
      <style:text-properties officeooo:rsid="00272eed"/>
    </style:style>
    <style:style style:name="T32" style:family="text">
      <style:text-properties officeooo:rsid="00291c48"/>
    </style:style>
    <style:style style:name="T33" style:family="text">
      <style:text-properties officeooo:rsid="002bd2df"/>
    </style:style>
    <style:style style:name="T34" style:family="text">
      <style:text-properties officeooo:rsid="002dd218"/>
    </style:style>
    <style:style style:name="T35" style:family="text">
      <style:text-properties officeooo:rsid="002f4ef3"/>
    </style:style>
    <style:style style:name="T36" style:family="text">
      <style:text-properties officeooo:rsid="00302838"/>
    </style:style>
    <style:style style:name="T37" style:family="text">
      <style:text-properties officeooo:rsid="00354f85"/>
    </style:style>
    <style:style style:name="T38" style:family="text">
      <style:text-properties officeooo:rsid="00369ed8"/>
    </style:style>
    <style:style style:name="T39" style:family="text">
      <style:text-properties officeooo:rsid="00378317"/>
    </style:style>
    <style:style style:name="T40" style:family="text">
      <style:text-properties officeooo:rsid="00395f4e"/>
    </style:style>
    <style:style style:name="T41" style:family="text">
      <style:text-properties officeooo:rsid="003b5e62"/>
    </style:style>
    <style:style style:name="T42" style:family="text">
      <style:text-properties officeooo:rsid="003f10f2"/>
    </style:style>
    <style:style style:name="T43" style:family="text">
      <style:text-properties officeooo:rsid="00405c12"/>
    </style:style>
    <style:style style:name="T44" style:family="text">
      <style:text-properties officeooo:rsid="0041ae93"/>
    </style:style>
    <style:style style:name="T45" style:family="text">
      <style:text-properties officeooo:rsid="004220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TIPS</text:p>
      <text:p text:style-name="P6">1) for absolute beginners: start programming with Octave M-scripts <text:span text:style-name="T22">( high-level, ultra-easy-to-learn, scientific language ),</text:span></text:p>
      <text:p text:style-name="P10">2) useful links for smartphone/PineA64+/OrangePi C++ users:</text:p>
      <text:p text:style-name="P5"><text:tab/>-<text:span text:style-name="T19">original C++ official site, and online compiler:</text:span></text:p>
      <text:p text:style-name="P5"><text:span text:style-name="T19"><text:tab/><text:tab/></text:span><text:a xlink:type="simple" xlink:href="http://www.cplusplus.com/" text:style-name="Internet_20_link" text:visited-style-name="Visited_20_Internet_20_Link"><text:span text:style-name="T19">http://www.cplusplus.com/</text:span></text:a></text:p>
      <text:p text:style-name="P5"><text:tab/><text:tab/><text:a xlink:type="simple" xlink:href="http://en.cppreference.com/w/" text:style-name="Internet_20_link" text:visited-style-name="Visited_20_Internet_20_Link">http://en.cppreference.com/</text:a></text:p>
      <text:p text:style-name="P5"><text:tab/><text:tab/><text:a xlink:type="simple" xlink:href="http://www.cpp.sh/" text:style-name="Internet_20_link" text:visited-style-name="Visited_20_Internet_20_Link"><text:span text:style-name="T19">http://www.cpp.sh/</text:span></text:a></text:p>
      <text:p text:style-name="P5"><text:tab/>-<text:span text:style-name="T19">tutorials with online compiler on multicore platform session:</text:span></text:p>
      <text:p text:style-name="P5"><text:tab/><text:tab/><text:a xlink:type="simple" xlink:href="https://www.tutorialspoint.com/cprogramming/" text:style-name="Internet_20_link" text:visited-style-name="Visited_20_Internet_20_Link">https://www.tutorialspoint.com/cprogramming/</text:a></text:p>
      <text:p text:style-name="P5"><text:tab/><text:tab/><text:a xlink:type="simple" xlink:href="https://www.tutorialspoint.com/cplusplus/index.htm" text:style-name="Internet_20_link" text:visited-style-name="Visited_20_Internet_20_Link"><text:span text:style-name="T19">https://www.tutorialspoint.com/cplusplus/index.htm</text:span></text:a></text:p>
      <text:p text:style-name="P5"><text:tab/><text:tab/><text:a xlink:type="simple" xlink:href="http://www.tutorialspoint.com/compile_cpp11_online.php" text:style-name="Internet_20_link" text:visited-style-name="Visited_20_Internet_20_Link"><text:span text:style-name="T19">http://www.tutorialspoint.com/compile_cpp11_online.php</text:span></text:a></text:p>
      <text:p text:style-name="P5"><text:tab/>-<text:span text:style-name="T36">great books etal. prof. Stroustrup for beginners and advanced programmers:</text:span></text:p>
      <text:p text:style-name="P5"><text:tab/><text:tab/>“<text:span text:style-name="T36">Programming principles and practice using C++</text:span>”,<text:tab/>“<text:span text:style-name="T36">C++ programming language</text:span>”</text:p>
      <text:p text:style-name="P8"><text:span text:style-name="T22">3</text:span>) for data processing beginners ( GB’<text:span text:style-name="T24">s</text:span> of scalars <text:span text:style-name="T17">and</text:span> vectors <text:span text:style-name="T24">data</text:span> <text:span text:style-name="T17">processing</text:span> experience ) in sequential C++, parallel CUDA C:</text:p>
      <text:p text:style-name="P16"><text:tab/>-use <text:span text:style-name="T15">C</text:span><text:span text:style-name="T13"> </text:span><text:span text:style-name="T14">array</text:span><text:span text:style-name="T38"> or </text:span><text:span text:style-name="T13">vector</text:span> container ( read&amp;process chunks of data <text:span text:style-name="T35">via cache, with correct CPU memory bandwidth usage</text:span> ); <text:span text:style-name="T35">There is a performance gap between static vector as container and any other container in C++. F</text:span>or pse<text:span text:style-name="T44">u</text:span>dorandom <text:span text:style-name="T35">bijection </text:span>accesses use <text:span text:style-name="T13">map</text:span> container ( unordered_<text:span text:style-name="T35">map is</text:span> faster, map – self sorting <text:span text:style-name="T18">during creation</text:span> ); <text:span text:style-name="T9">quite intuitive and good results are for vector&lt; vector&lt; float &gt; &gt; ( vector in D-dimensions, first dimension is allocated in continous virtual memory address – physicall memory continuity is platform dependend ),</text:span></text:p>
      <text:p text:style-name="P13"><text:tab/>-<text:span text:style-name="T21">acceptable results will be for one dimensional C array if data size is constant,</text:span></text:p>
      <text:p text:style-name="P7"><text:tab/>-<text:span text:style-name="T2">UNCOMPRESS</text:span><text:span text:style-name="T9"> to RAM:</text:span></text:p>
      <text:p text:style-name="P7"><text:tab/><text:tab/>-<text:span text:style-name="T9">tip from prof. Starzynski from Warsaw University: „faster for bigger data”</text:span></text:p>
      <text:p text:style-name="P20">-<text:span text:style-name="T9">applicable from few MB’s data size, can reduce used PCIe bandwidth in CPU-GPU transfers, and any network computations transfer,</text:span></text:p>
      <text:p text:style-name="P25"><text:tab/>-<text:span text:style-name="T4">SORT</text:span><text:span text:style-name="T24"> = organise data:</text:span></text:p>
      <text:p text:style-name="P25"><text:tab/><text:tab/>-<text:span text:style-name="T24">easier and faster to processing</text:span></text:p>
      <text:p text:style-name="P32"><text:tab/><text:tab/>-quite fast to obtain statistics ( min, max, <text:span text:style-name="T12">median</text:span> )</text:p>
      <text:p text:style-name="P2"><text:tab/>-<text:span text:style-name="T1">NORMALIZE</text:span> data:</text:p>
      <text:p text:style-name="P19">-<text:span text:style-name="T24">one way to normalize is get median value from mean of sorted data and store it separately and as second step subtract it from data. If it does fit in float storage acceptable range get min element as 0 and divide each element by max element . Normalize to 1, ( note that norm[ -1, 1 ] step is lossy ). Consider making variables as struct similar to, for reducing accumulative errors:</text:span></text:p>
      <text:p text:style-name="P14"><text:tab/><text:tab/><text:span text:style-name="T31">struct floatMedian</text:span></text:p>
      <text:p text:style-name="P33"><text:tab/><text:tab/><text:span text:style-name="T31">{</text:span><text:tab/><text:span text:style-name="T31">float professionalComputations [ unsigned bigEnoughForParallelApproach ];</text:span></text:p>
      <text:p text:style-name="P33"><text:tab/><text:tab/><text:tab/><text:span text:style-name="T33">long medianExtracted += calculatedMedian; //initalize with 0</text:span></text:p>
      <text:p text:style-name="P39"><text:tab/><text:tab/><text:tab/><text:span text:style-name="T39">uint8_t medianExtractedOverflowCounter;<text:tab/>//initalize with 0</text:span></text:p>
      <text:p text:style-name="P22">};</text:p>
      <text:p text:style-name="P21">-<text:span text:style-name="T24">note median drawbacks – there are some other tricks like 10% trimmed mean</text:span></text:p>
      <text:p text:style-name="P17">-one can <text:span text:style-name="T45">use</text:span> <text:span text:style-name="T20">common</text:span> FLOAT <text:span text:style-name="T45">datatype</text:span> ( <text:span text:style-name="T22">uint16_t</text:span> are <text:span text:style-name="T21">basicly</text:span> for counters ),</text:p>
      <text:p text:style-name="P2"><text:tab/><text:tab/>-FLOAT considerations:</text:p>
      <text:p text:style-name="P2"><text:tab/><text:tab/><text:tab/>-data storage precision: +-1000 variable value <text:span text:style-name="T9">( better are +-100 )</text:span></text:p>
      <text:p text:style-name="P2"><text:tab/><text:tab/><text:tab/>-accumulative computation accuracy max iteration<text:span text:style-name="T45">s</text:span> = 100</text:p>
      <text:p text:style-name="P3"><text:tab/><text:tab/><text:tab/>-variable comparisions ( err: 1.1<text:span text:style-name="T45">f</text:span>!=1.1<text:span text:style-name="T45">f </text:span>!!! ):</text:p>
      <text:p text:style-name="P12"><text:span text:style-name="T11"><text:tab/><text:tab/><text:tab/><text:tab/></text:span><text:span text:style-name="T10">global float floatErr = 10e-5;</text:span></text:p>
      <text:p text:style-name="P38">-<text:span text:style-name="T24">note that float pointer size is doubled than float datatype size on 64bit architecture: </text:span></text:p>
      <text:p text:style-name="P11"><text:tab/><text:tab/><text:tab/><text:tab/>sizeof( float* ) = 8</text:p>
      <text:p text:style-name="P7"><text:soft-page-break/><text:tab/><text:tab/><text:tab/><text:tab/><text:span text:style-name="T24">sizeof( float ) = 4</text:span></text:p>
      <text:p text:style-name="P7"><text:tab/><text:tab/><text:tab/><text:tab/><text:span text:style-name="T26">sizeof( __uint8_t ) = 1</text:span></text:p>
      <text:p text:style-name="P9"><text:tab/><text:tab/><text:tab/>-<text:span text:style-name="T28">instead of float, the size of variable double representation size is doubled, but <text:s/><text:tab/><text:tab/><text:tab/> computation capabilities of double variables are not halfed ( &gt;4 times <text:tab/><text:tab/><text:tab/><text:tab/>slower ),</text:span></text:p>
      <text:p text:style-name="P7"><text:tab/><text:tab/><text:tab/>-<text:span text:style-name="T28">keep vectors normalized and store its median value as separate variable,</text:span></text:p>
      <text:p text:style-name="P7"><text:tab/><text:tab/><text:tab/>-<text:span text:style-name="T34">greatest range for floats is [ -1.0f, +1.0f ] ( 23bit - minimal storage error ),</text:span></text:p>
      <text:p text:style-name="P7"><text:tab/><text:tab/><text:tab/>-<text:span text:style-name="T35">periodically normalized vector of floats is more accurate than any other <text:tab/><text:tab/><text:tab/><text:tab/>floating point variable ( including long double ),</text:span></text:p>
      <text:p text:style-name="P7"><text:tab/>-<text:span text:style-name="T1">FRAGMENT</text:span> data:</text:p>
      <text:p text:style-name="P40"><text:tab/><text:tab/>-only <text:span text:style-name="T33">not too</text:span> small fragments <text:span text:style-name="T17">of</text:span> data with low <text:span text:style-name="T33">no. of</text:span> instructions are fast,</text:p>
      <text:p text:style-name="P7"><text:tab/><text:tab/>-commonly only small fragments are trivially att<text:span text:style-name="T18">a</text:span>inable,</text:p>
      <text:p text:style-name="P7"><text:tab/><text:tab/>-fragmented data are simpler to compute in parallel,</text:p>
      <text:p text:style-name="P4"><text:tab/><text:span text:style-name="T3">PARALLELIZE</text:span><text:span text:style-name="T17"> computations:</text:span></text:p>
      <text:p text:style-name="P4"><text:tab/><text:tab/>-<text:span text:style-name="T18">quite simple </text:span>sequential parallelism on multicore CPU: GNU-<text:span text:style-name="T35">please-cite-P</text:span>arallel <text:tab/><text:tab/>scripts,</text:p>
      <text:p text:style-name="P18">-<text:span text:style-name="T18">quite simple </text:span>parallelism on GPU: accelerated libraries like Thrust <text:span text:style-name="T22">( thrust::device_vector - omit expensive transfers for small data size )</text:span>, <text:span text:style-name="T45">cuSolver, cuBLAS, ( author do recommend to read licences details before approval ),</text:span></text:p>
      <text:p text:style-name="P15"><text:tab/><text:tab/>-<text:span text:style-name="T9">computations of vectors with size bigger than 8000 elements are faster only on GPU,</text:span></text:p>
      <text:p text:style-name="P15"><text:tab/><text:tab/>-<text:span text:style-name="T33">keep computations only on GPU, use CPU for communication,</text:span></text:p>
      <text:p text:style-name="P36">-<text:span text:style-name="T5">Time To Market co</text:span><text:span text:style-name="T7">n</text:span><text:span text:style-name="T5">siderations</text:span><text:span text:style-name="T25"> – cost of computing Octave easy-to-write script few times during night or writing an OpenCL optimized application for week and obtain results in seconds ( quite rare situation of often used programs ). Please note, that only open, free/cheap, well written, fast/optimized, low-complexity programs will stay on market for long time,</text:span></text:p>
      <text:p text:style-name="P34">-<text:span text:style-name="T6">Look up Tables –</text:span><text:span text:style-name="T27"> usage of static vector containing pre-computed values highly reduces </text:span><text:span text:style-name="T16">overall</text:span><text:span text:style-name="T27"> amount of computations. </text:span><text:span text:style-name="T29">Check your program for multiple calculations of </text:span><text:span text:style-name="T8">2+2=4</text:span><text:span text:style-name="T29">! </text:span><text:span text:style-name="T30">(save correct partial results)</text:span></text:p>
      <text:p text:style-name="P28">4) please choose low complexity algorithm, corectly use your hardware capabilities, bench/profile <text:tab/>your code to get tuning benefits. Keep last two working versions of program.</text:p>
      <text:p text:style-name="P23"><text:span text:style-name="T35">5</text:span>) C++ offline documentation could be accessible via cppman package:</text:p>
      <text:p text:style-name="P23"><text:tab/>#sudo apt<text:span text:style-name="T35">itude</text:span> install cppman</text:p>
      <text:p text:style-name="P23"><text:tab/>#cppman -c <text:tab/><text:tab/><text:tab/>#offline download / update</text:p>
      <text:p text:style-name="P23"><text:tab/>#cppman -m true <text:tab/><text:tab/>#set cppman instead of #man in #vim</text:p>
      <text:p text:style-name="P23"><text:tab/><text:tab/><text:span text:style-name="T23">a) #cppman vector</text:span></text:p>
      <text:p text:style-name="P24"><text:tab/><text:tab/><text:span text:style-name="T23">b) #cppman std::vector</text:span></text:p>
      <text:p text:style-name="P27"><text:tab/><text:tab/>c) #man std::vector</text:p>
      <text:p text:style-name="P26"><text:span text:style-name="T35">6</text:span>) shell alias is convenient way to make an autofilling in terminal, simply edit bash configuration file ( for example „ls -als” shortcut with „ll” ):</text:p>
      <text:p text:style-name="P26"><text:tab/>#sudo vim ~/.bashrc</text:p>
      <text:p text:style-name="P26"><text:tab/>#alias ll=”ls -als”</text:p>
      <text:p text:style-name="P29">7) trivial <text:span text:style-name="T37">and cheap</text:span> way to speed up exhaustive I/O traditional programs ( CPU computations on large set of small files ) is to put your OS in Virtualbox. Place such VM on RAMDISC, described in LINUX_tips repo. <text:span text:style-name="T37">Bigger problems should be solved with usage of GPU and RAID00 SSD’s ( mdadm program RADI0 on hardware RAID0 disc controllers ),</text:span></text:p>
      <text:p text:style-name="P30">8) some big amount of universal memory could be cheaply achieved with used SATA disc and USB – SATA adaptor,</text:p>
      <text:p text:style-name="P30">9) please make usage of your compiler flags for example makes almost linear compilation time speed up:</text:p>
      <text:p text:style-name="P30"><text:tab/>#gcc -mtune=’native’ -march=’native’ -Ofast -pipe</text:p>
      <text:p text:style-name="P30"><text:tab/>#make -j`nproc`</text:p>
      <text:p text:style-name="P30"><text:soft-page-break/>10) heavy – load traditional computations could be efficiently provided with usage of past generation servers ( loud equivalent to hairdryer ) and remote acces with network – there are some tricks like for example non-filtered low voltage electrical grid <text:span text:style-name="T45">1</text:span>G<text:span text:style-name="T45">b</text:span>E adaptors for home usage,</text:p>
      <text:p text:style-name="P31">11) do not trust too much to your hardware <text:span text:style-name="T42">capability</text:span> stereotypes. Annually one should provide test computer components ( RAM partial disabilities, HDD bad sectors, registers quantum tunneling <text:s/>errors at overclocked CPU’s over ~4GHz, et cetera ). Each new device configuration start tests should be focused on truly <text:span text:style-name="T42">each</text:span> memory levels throughput ( caches, RAM, GPU global memory, PCIe slots, network bottlenecks, et cetera) and GFLOPS capabilites ( or GIOPs for <text:span text:style-name="T45">AMD </text:span>GPU fixed point arithmetics ). Author personally uses these basic and universal benchmarking tools:</text:p>
      <text:p text:style-name="P37">-x86 memtest liveUSB for CPU caches and overal RAM capabilities ( it provides detailed benchmark of different block size read and write accesses ),<text:line-break/>-CUDA-Z for GPU <text:span text:style-name="T40">memory and computing</text:span> capabilities, PCIe <text:span text:style-name="T42">bus </text:span>throughput,<text:line-break/>-iperf for network throughput,<text:line-break/>-Ubuntu liveUSB for disks <text:span text:style-name="T43">and disk arrays </text:span>throuput via Disks-&gt;Benchmark Partition,</text:p>
      <text:p text:style-name="P35">-<text:span text:style-name="T41">linpack GFLOPS for single core CPU computing efficiency ( please refer to 78_linpackGFLOP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1:52:31.715108102</meta:creation-date>
    <dc:date>2018-04-21T12:22:34.675058022</dc:date>
    <meta:editing-duration>PT5H44M55S</meta:editing-duration>
    <meta:editing-cycles>44</meta:editing-cycles>
    <meta:generator>LibreOffice/5.4.5.1$Linux_X86_64 LibreOffice_project/40m0$Build-1</meta:generator>
    <meta:document-statistic meta:table-count="0" meta:image-count="0" meta:object-count="0" meta:page-count="3" meta:paragraph-count="75" meta:word-count="1061" meta:character-count="7193" meta:non-whitespace-character-count="6072"/>
  </office:meta>
</office:document-meta>
</file>